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55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93.66pt"/>
    </style:style>
    <style:style style:name="ro1" style:family="table-row">
      <style:table-row-properties style:row-height="17.9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nchmark" table:style-name="ta1">
        <table:shapes>
          <draw:frame draw:z-index="0" draw:style-name="gr1" draw:text-style-name="P1" svg:width="496.06pt" svg:height="255.09pt" svg:x="633.15pt" svg:y="346.45pt">
            <loext:p draw:notify-on-update-of-ranges="benchmark.A1:benchmark.A12 benchmark.B1:benchmark.B1 benchmark.B2:benchmark.B12 benchmark.C1:benchmark.C1 benchmark.C2:benchmark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17pt" svg:height="255.12pt" svg:x="679.15pt" svg:y="60.38pt">
            <loext:p draw:notify-on-update-of-ranges="benchmark.A2:benchmark.A12 benchmark.D1:benchmark.D1 benchmark.D2:benchmark.D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nput size</text:p>
          </table:table-cell>
          <table:table-cell office:value-type="string" calcext:value-type="string">
            <text:p><text:s/>cpu time</text:p>
          </table:table-cell>
          <table:table-cell office:value-type="string" calcext:value-type="string">
            <text:p><text:s/>GPU time</text:p>
          </table:table-cell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CPU time seconds</text:p>
          </table:table-cell>
          <table:table-cell office:value-type="string" calcext:value-type="string">
            <text:p>GPU time seconds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99074" calcext:value-type="float">
            <text:p>99074</text:p>
          </table:table-cell>
          <table:table-cell office:value-type="float" office:value="955" calcext:value-type="float">
            <text:p>955</text:p>
          </table:table-cell>
          <table:table-cell table:formula="of:=([.B2]/[.C2])" office:value-type="float" office:value="103.742408376963" calcext:value-type="float">
            <text:p>103.74</text:p>
          </table:table-cell>
          <table:table-cell/>
          <table:table-cell table:formula="of:=([.B2]/1000000)" office:value-type="float" office:value="0.099074" calcext:value-type="float">
            <text:p>0.099074</text:p>
          </table:table-cell>
          <table:table-cell table:formula="of:=([.C2]/1000000)" office:value-type="float" office:value="0.000955" calcext:value-type="float">
            <text:p>0.000955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879908" calcext:value-type="float">
            <text:p>879908</text:p>
          </table:table-cell>
          <table:table-cell office:value-type="float" office:value="7119" calcext:value-type="float">
            <text:p>7119</text:p>
          </table:table-cell>
          <table:table-cell table:formula="of:=([.B3]/[.C3])" office:value-type="float" office:value="123.599943812333" calcext:value-type="float">
            <text:p>123.60</text:p>
          </table:table-cell>
          <table:table-cell/>
          <table:table-cell table:formula="of:=([.B3]/1000000)" office:value-type="float" office:value="0.879908" calcext:value-type="float">
            <text:p>0.879908</text:p>
          </table:table-cell>
          <table:table-cell table:formula="of:=([.C3]/1000000)" office:value-type="float" office:value="0.007119" calcext:value-type="float">
            <text:p>0.007119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2992379" calcext:value-type="float">
            <text:p>2992379</text:p>
          </table:table-cell>
          <table:table-cell office:value-type="float" office:value="22558" calcext:value-type="float">
            <text:p>22558</text:p>
          </table:table-cell>
          <table:table-cell table:formula="of:=([.B4]/[.C4])" office:value-type="float" office:value="132.652673109318" calcext:value-type="float">
            <text:p>132.65</text:p>
          </table:table-cell>
          <table:table-cell/>
          <table:table-cell table:formula="of:=([.B4]/1000000)" office:value-type="float" office:value="2.992379" calcext:value-type="float">
            <text:p>2.992379</text:p>
          </table:table-cell>
          <table:table-cell table:formula="of:=([.C4]/1000000)" office:value-type="float" office:value="0.022558" calcext:value-type="float">
            <text:p>0.022558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7465817" calcext:value-type="float">
            <text:p>7465817</text:p>
          </table:table-cell>
          <table:table-cell office:value-type="float" office:value="68114" calcext:value-type="float">
            <text:p>68114</text:p>
          </table:table-cell>
          <table:table-cell table:formula="of:=([.B5]/[.C5])" office:value-type="float" office:value="109.607672431512" calcext:value-type="float">
            <text:p>109.61</text:p>
          </table:table-cell>
          <table:table-cell/>
          <table:table-cell table:formula="of:=([.B5]/1000000)" office:value-type="float" office:value="7.465817" calcext:value-type="float">
            <text:p>7.465817</text:p>
          </table:table-cell>
          <table:table-cell table:formula="of:=([.C5]/1000000)" office:value-type="float" office:value="0.068114" calcext:value-type="float">
            <text:p>0.068114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16011815" calcext:value-type="float">
            <text:p>16011815</text:p>
          </table:table-cell>
          <table:table-cell office:value-type="float" office:value="236167" calcext:value-type="float">
            <text:p>236167</text:p>
          </table:table-cell>
          <table:table-cell table:formula="of:=([.B6]/[.C6])" office:value-type="float" office:value="67.7986975318313" calcext:value-type="float">
            <text:p>67.80</text:p>
          </table:table-cell>
          <table:table-cell/>
          <table:table-cell table:formula="of:=([.B6]/1000000)" office:value-type="float" office:value="16.011815" calcext:value-type="float">
            <text:p>16.011815</text:p>
          </table:table-cell>
          <table:table-cell table:formula="of:=([.C6]/1000000)" office:value-type="float" office:value="0.236167" calcext:value-type="float">
            <text:p>0.236167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27869882" calcext:value-type="float">
            <text:p>27869882</text:p>
          </table:table-cell>
          <table:table-cell office:value-type="float" office:value="371646" calcext:value-type="float">
            <text:p>371646</text:p>
          </table:table-cell>
          <table:table-cell table:formula="of:=([.B7]/[.C7])" office:value-type="float" office:value="74.9903994661586" calcext:value-type="float">
            <text:p>74.99</text:p>
          </table:table-cell>
          <table:table-cell/>
          <table:table-cell table:formula="of:=([.B7]/1000000)" office:value-type="float" office:value="27.869882" calcext:value-type="float">
            <text:p>27.869882</text:p>
          </table:table-cell>
          <table:table-cell table:formula="of:=([.C7]/1000000)" office:value-type="float" office:value="0.371646" calcext:value-type="float">
            <text:p>0.371646</text:p>
          </table:table-cell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float" office:value="45579781" calcext:value-type="float">
            <text:p>45579781</text:p>
          </table:table-cell>
          <table:table-cell office:value-type="float" office:value="772435" calcext:value-type="float">
            <text:p>772435</text:p>
          </table:table-cell>
          <table:table-cell table:formula="of:=([.B8]/[.C8])" office:value-type="float" office:value="59.0079178183278" calcext:value-type="float">
            <text:p>59.01</text:p>
          </table:table-cell>
          <table:table-cell/>
          <table:table-cell table:formula="of:=([.B8]/1000000)" office:value-type="float" office:value="45.579781" calcext:value-type="float">
            <text:p>45.579781</text:p>
          </table:table-cell>
          <table:table-cell table:formula="of:=([.C8]/1000000)" office:value-type="float" office:value="0.772435" calcext:value-type="float">
            <text:p>0.772435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58692021" calcext:value-type="float">
            <text:p>58692021</text:p>
          </table:table-cell>
          <table:table-cell office:value-type="float" office:value="734111" calcext:value-type="float">
            <text:p>734111</text:p>
          </table:table-cell>
          <table:table-cell table:formula="of:=([.B9]/[.C9])" office:value-type="float" office:value="79.9497909716651" calcext:value-type="float">
            <text:p>79.95</text:p>
          </table:table-cell>
          <table:table-cell/>
          <table:table-cell table:formula="of:=([.B9]/1000000)" office:value-type="float" office:value="58.692021" calcext:value-type="float">
            <text:p>58.692021</text:p>
          </table:table-cell>
          <table:table-cell table:formula="of:=([.C9]/1000000)" office:value-type="float" office:value="0.734111" calcext:value-type="float">
            <text:p>0.734111</text:p>
          </table:table-cell>
        </table:table-row>
        <table:table-row table:style-name="ro2">
          <table:table-cell office:value-type="float" office:value="2250" calcext:value-type="float">
            <text:p>2250</text:p>
          </table:table-cell>
          <table:table-cell office:value-type="float" office:value="96148977" calcext:value-type="float">
            <text:p>96148977</text:p>
          </table:table-cell>
          <table:table-cell office:value-type="float" office:value="1789575" calcext:value-type="float">
            <text:p>1789575</text:p>
          </table:table-cell>
          <table:table-cell table:formula="of:=([.B10]/[.C10])" office:value-type="float" office:value="53.7272687649302" calcext:value-type="float">
            <text:p>53.73</text:p>
          </table:table-cell>
          <table:table-cell/>
          <table:table-cell table:formula="of:=([.B10]/1000000)" office:value-type="float" office:value="96.148977" calcext:value-type="float">
            <text:p>96.148977</text:p>
          </table:table-cell>
          <table:table-cell table:formula="of:=([.C10]/1000000)" office:value-type="float" office:value="1.789575" calcext:value-type="float">
            <text:p>1.789575</text:p>
          </table:table-cell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137364939" calcext:value-type="float">
            <text:p>137364939</text:p>
          </table:table-cell>
          <table:table-cell office:value-type="float" office:value="1895102" calcext:value-type="float">
            <text:p>1895102</text:p>
          </table:table-cell>
          <table:table-cell table:formula="of:=([.B11]/[.C11])" office:value-type="float" office:value="72.4841929352615" calcext:value-type="float">
            <text:p>72.48</text:p>
          </table:table-cell>
          <table:table-cell/>
          <table:table-cell table:formula="of:=([.B11]/1000000)" office:value-type="float" office:value="137.364939" calcext:value-type="float">
            <text:p>137.364939</text:p>
          </table:table-cell>
          <table:table-cell table:formula="of:=([.C11]/1000000)" office:value-type="float" office:value="1.895102" calcext:value-type="float">
            <text:p>1.895102</text:p>
          </table:table-cell>
        </table:table-row>
        <table:table-row table:style-name="ro2">
          <table:table-cell office:value-type="float" office:value="2750" calcext:value-type="float">
            <text:p>2750</text:p>
          </table:table-cell>
          <table:table-cell office:value-type="float" office:value="181180207" calcext:value-type="float">
            <text:p>181180207</text:p>
          </table:table-cell>
          <table:table-cell office:value-type="float" office:value="3343266" calcext:value-type="float">
            <text:p>3343266</text:p>
          </table:table-cell>
          <table:table-cell table:formula="of:=([.B12]/[.C12])" office:value-type="float" office:value="54.1925790529381" calcext:value-type="float">
            <text:p>54.19</text:p>
          </table:table-cell>
          <table:table-cell/>
          <table:table-cell table:formula="of:=([.B12]/1000000)" office:value-type="float" office:value="181.180207" calcext:value-type="float">
            <text:p>181.180207</text:p>
          </table:table-cell>
          <table:table-cell table:formula="of:=([.C12]/1000000)" office:value-type="float" office:value="3.343266" calcext:value-type="float">
            <text:p>3.343266</text:p>
          </table:table-cell>
        </table:table-row>
        <table:table-row table:style-name="ro2">
          <table:table-cell office:value-type="float" office:value="2750" calcext:value-type="float">
            <text:p>2750</text:p>
          </table:table-cell>
          <table:table-cell office:value-type="string" calcext:value-type="string">
            <text:p>--</text:p>
          </table:table-cell>
          <table:table-cell office:value-type="float" office:value="3199852" calcext:value-type="float">
            <text:p>3199852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 table:formula="of:=([.C13]/1000000)" office:value-type="float" office:value="3.199852" calcext:value-type="float">
            <text:p>3.199852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string" calcext:value-type="string">
            <text:p>--</text:p>
          </table:table-cell>
          <table:table-cell office:value-type="float" office:value="3176139" calcext:value-type="float">
            <text:p>3176139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 table:formula="of:=([.C14]/1000000)" office:value-type="float" office:value="3.176139" calcext:value-type="float">
            <text:p>3.176139</text:p>
          </table:table-cell>
        </table:table-row>
        <table:table-row table:style-name="ro2">
          <table:table-cell office:value-type="float" office:value="3250" calcext:value-type="float">
            <text:p>3250</text:p>
          </table:table-cell>
          <table:table-cell office:value-type="string" calcext:value-type="string">
            <text:p>--</text:p>
          </table:table-cell>
          <table:table-cell office:value-type="float" office:value="5209805" calcext:value-type="float">
            <text:p>5209805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 table:formula="of:=([.C15]/1000000)" office:value-type="float" office:value="5.209805" calcext:value-type="float">
            <text:p>5.209805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string" calcext:value-type="string">
            <text:p>--</text:p>
          </table:table-cell>
          <table:table-cell office:value-type="float" office:value="5663569" calcext:value-type="float">
            <text:p>5663569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 table:formula="of:=([.C16]/1000000)" office:value-type="float" office:value="5.663569" calcext:value-type="float">
            <text:p>5.663569</text:p>
          </table:table-cell>
        </table:table-row>
        <table:table-row table:style-name="ro2">
          <table:table-cell office:value-type="float" office:value="3750" calcext:value-type="float">
            <text:p>3750</text:p>
          </table:table-cell>
          <table:table-cell office:value-type="string" calcext:value-type="string">
            <text:p>--</text:p>
          </table:table-cell>
          <table:table-cell office:value-type="float" office:value="7737936" calcext:value-type="float">
            <text:p>7737936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 table:formula="of:=([.C17]/1000000)" office:value-type="float" office:value="7.737936" calcext:value-type="float">
            <text:p>7.737936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string" calcext:value-type="string">
            <text:p>--</text:p>
          </table:table-cell>
          <table:table-cell office:value-type="float" office:value="6169663" calcext:value-type="float">
            <text:p>6169663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 table:formula="of:=([.C18]/1000000)" office:value-type="float" office:value="6.169663" calcext:value-type="float">
            <text:p>6.169663</text:p>
          </table:table-cell>
        </table:table-row>
        <table:table-row table:style-name="ro2">
          <table:table-cell office:value-type="float" office:value="4250" calcext:value-type="float">
            <text:p>4250</text:p>
          </table:table-cell>
          <table:table-cell office:value-type="string" calcext:value-type="string">
            <text:p>--</text:p>
          </table:table-cell>
          <table:table-cell office:value-type="float" office:value="10636122" calcext:value-type="float">
            <text:p>10636122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 table:formula="of:=([.C19]/1000000)" office:value-type="float" office:value="10.636122" calcext:value-type="float">
            <text:p>10.636122</text:p>
          </table:table-cell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string" calcext:value-type="string">
            <text:p>--</text:p>
          </table:table-cell>
          <table:table-cell office:value-type="float" office:value="11454423" calcext:value-type="float">
            <text:p>11454423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 table:formula="of:=([.C20]/1000000)" office:value-type="float" office:value="11.454423" calcext:value-type="float">
            <text:p>11.454423</text:p>
          </table:table-cell>
        </table:table-row>
        <table:table-row table:style-name="ro2">
          <table:table-cell office:value-type="float" office:value="4750" calcext:value-type="float">
            <text:p>4750</text:p>
          </table:table-cell>
          <table:table-cell office:value-type="string" calcext:value-type="string">
            <text:p>--</text:p>
          </table:table-cell>
          <table:table-cell office:value-type="float" office:value="16502019" calcext:value-type="float">
            <text:p>16502019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 table:formula="of:=([.C21]/1000000)" office:value-type="float" office:value="16.502019" calcext:value-type="float">
            <text:p>16.502019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string" calcext:value-type="string">
            <text:p>--</text:p>
          </table:table-cell>
          <table:table-cell office:value-type="float" office:value="15723964" calcext:value-type="float">
            <text:p>15723964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 table:formula="of:=([.C22]/1000000)" office:value-type="float" office:value="15.723964" calcext:value-type="float">
            <text:p>15.723964</text:p>
          </table:table-cell>
        </table:table-row>
        <table:table-row table:style-name="ro2">
          <table:table-cell office:value-type="float" office:value="5250" calcext:value-type="float">
            <text:p>5250</text:p>
          </table:table-cell>
          <table:table-cell office:value-type="string" calcext:value-type="string">
            <text:p>--</text:p>
          </table:table-cell>
          <table:table-cell office:value-type="float" office:value="21265811" calcext:value-type="float">
            <text:p>21265811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 table:formula="of:=([.C23]/1000000)" office:value-type="float" office:value="21.265811" calcext:value-type="float">
            <text:p>21.265811</text:p>
          </table:table-cell>
        </table:table-row>
        <table:table-row table:style-name="ro2">
          <table:table-cell office:value-type="float" office:value="5500" calcext:value-type="float">
            <text:p>5500</text:p>
          </table:table-cell>
          <table:table-cell office:value-type="string" calcext:value-type="string">
            <text:p>--</text:p>
          </table:table-cell>
          <table:table-cell office:value-type="float" office:value="22154028" calcext:value-type="float">
            <text:p>22154028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 table:formula="of:=([.C24]/1000000)" office:value-type="float" office:value="22.154028" calcext:value-type="float">
            <text:p>22.154028</text:p>
          </table:table-cell>
        </table:table-row>
        <table:table-row table:style-name="ro2">
          <table:table-cell office:value-type="float" office:value="5750" calcext:value-type="float">
            <text:p>5750</text:p>
          </table:table-cell>
          <table:table-cell office:value-type="string" calcext:value-type="string">
            <text:p>--</text:p>
          </table:table-cell>
          <table:table-cell office:value-type="float" office:value="30901732" calcext:value-type="float">
            <text:p>30901732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 table:formula="of:=([.C25]/1000000)" office:value-type="float" office:value="30.901732" calcext:value-type="float">
            <text:p>30.901732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string" calcext:value-type="string">
            <text:p>--</text:p>
          </table:table-cell>
          <table:table-cell office:value-type="float" office:value="27767501" calcext:value-type="float">
            <text:p>27767501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 table:formula="of:=([.C26]/1000000)" office:value-type="float" office:value="27.767501" calcext:value-type="float">
            <text:p>27.767501</text:p>
          </table:table-cell>
        </table:table-row>
        <table:table-row table:style-name="ro2">
          <table:table-cell office:value-type="float" office:value="6250" calcext:value-type="float">
            <text:p>6250</text:p>
          </table:table-cell>
          <table:table-cell office:value-type="string" calcext:value-type="string">
            <text:p>--</text:p>
          </table:table-cell>
          <table:table-cell office:value-type="float" office:value="38431486" calcext:value-type="float">
            <text:p>38431486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 table:formula="of:=([.C27]/1000000)" office:value-type="float" office:value="38.431486" calcext:value-type="float">
            <text:p>38.431486</text:p>
          </table:table-cell>
        </table:table-row>
        <table:table-row table:style-name="ro2">
          <table:table-cell office:value-type="float" office:value="6500" calcext:value-type="float">
            <text:p>6500</text:p>
          </table:table-cell>
          <table:table-cell office:value-type="string" calcext:value-type="string">
            <text:p>--</text:p>
          </table:table-cell>
          <table:table-cell office:value-type="float" office:value="35770256" calcext:value-type="float">
            <text:p>35770256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 table:formula="of:=([.C28]/1000000)" office:value-type="float" office:value="35.770256" calcext:value-type="float">
            <text:p>35.770256</text:p>
          </table:table-cell>
        </table:table-row>
        <table:table-row table:style-name="ro2">
          <table:table-cell office:value-type="float" office:value="6750" calcext:value-type="float">
            <text:p>6750</text:p>
          </table:table-cell>
          <table:table-cell office:value-type="string" calcext:value-type="string">
            <text:p>--</text:p>
          </table:table-cell>
          <table:table-cell office:value-type="float" office:value="45036237" calcext:value-type="float">
            <text:p>45036237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 table:formula="of:=([.C29]/1000000)" office:value-type="float" office:value="45.036237" calcext:value-type="float">
            <text:p>45.036237</text:p>
          </table:table-cell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string" calcext:value-type="string">
            <text:p>--</text:p>
          </table:table-cell>
          <table:table-cell office:value-type="float" office:value="41861318" calcext:value-type="float">
            <text:p>41861318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 table:formula="of:=([.C30]/1000000)" office:value-type="float" office:value="41.861318" calcext:value-type="float">
            <text:p>41.861318</text:p>
          </table:table-cell>
        </table:table-row>
        <table:table-row table:style-name="ro2">
          <table:table-cell office:value-type="float" office:value="7250" calcext:value-type="float">
            <text:p>7250</text:p>
          </table:table-cell>
          <table:table-cell office:value-type="string" calcext:value-type="string">
            <text:p>--</text:p>
          </table:table-cell>
          <table:table-cell office:value-type="float" office:value="56330219" calcext:value-type="float">
            <text:p>56330219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 table:formula="of:=([.C31]/1000000)" office:value-type="float" office:value="56.330219" calcext:value-type="float">
            <text:p>56.330219</text:p>
          </table:table-cell>
        </table:table-row>
        <table:table-row table:style-name="ro2">
          <table:table-cell office:value-type="float" office:value="7500" calcext:value-type="float">
            <text:p>7500</text:p>
          </table:table-cell>
          <table:table-cell office:value-type="string" calcext:value-type="string">
            <text:p>--</text:p>
          </table:table-cell>
          <table:table-cell office:value-type="float" office:value="53339275" calcext:value-type="float">
            <text:p>53339275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 table:formula="of:=([.C32]/1000000)" office:value-type="float" office:value="53.339275" calcext:value-type="float">
            <text:p>53.339275</text:p>
          </table:table-cell>
        </table:table-row>
        <table:table-row table:style-name="ro2">
          <table:table-cell office:value-type="float" office:value="7750" calcext:value-type="float">
            <text:p>7750</text:p>
          </table:table-cell>
          <table:table-cell office:value-type="string" calcext:value-type="string">
            <text:p>--</text:p>
          </table:table-cell>
          <table:table-cell office:value-type="float" office:value="68381573" calcext:value-type="float">
            <text:p>68381573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 table:formula="of:=([.C33]/1000000)" office:value-type="float" office:value="68.381573" calcext:value-type="float">
            <text:p>68.381573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string" calcext:value-type="string">
            <text:p>--</text:p>
          </table:table-cell>
          <table:table-cell office:value-type="float" office:value="62782217" calcext:value-type="float">
            <text:p>62782217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 table:formula="of:=([.C34]/1000000)" office:value-type="float" office:value="62.782217" calcext:value-type="float">
            <text:p>62.782217</text:p>
          </table:table-cell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<text:s text:c="14"/></text:p>
          </table:table-cell>
          <table:table-cell/>
        </table:table-row>
        <table:table-row table:style-name="ro2" table:number-rows-repeated="1048531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9T14:33:40.218036668</dc:date>
    <meta:editing-duration>PT1H41M38S</meta:editing-duration>
    <meta:editing-cycles>4</meta:editing-cycles>
    <meta:generator>LibreOffice/5.1.6.2$Linux_X86_64 LibreOffice_project/10m0$Build-2</meta:generator>
    <meta:document-statistic meta:table-count="1" meta:cell-count="2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501cm" svg:height="9cm" xlink:href=".." xlink:type="simple" chart:class="chart:line" chart:style-name="ch1">
        <chart:title svg:x="5.201cm" svg:y="0.316cm" chart:style-name="ch2">
          <text:p>CPU and GPU time vs Input Size n</text:p>
        </chart:title>
        <chart:legend svg:x="14.492cm" svg:y="3.952cm" style:legend-expansion="custom" chartooo:width="3.008cm" chartooo:height="1.096cm" style:legend-expansion-aspect-ratio="2.74452554744526" chart:style-name="ch3"/>
        <chart:plot-area chart:style-name="ch4" table:cell-range-address="benchmark.A1:benchmark.C12" chart:data-source-has-labels="both" svg:x="0.692cm" svg:y="0.176cm" svg:width="14.045cm" svg:height="8.632cm">
          <chartooo:coordinate-region svg:x="2.61cm" svg:y="0.375cm" svg:width="11.756cm" svg:height="7.786cm"/>
          <chart:axis chart:dimension="x" chart:name="primary-x" chart:style-name="ch5" chartooo:axis-type="auto">
            <chartooo:date-scale/>
            <chart:categories table:cell-range-address="benchmark.A1:benchmark.A12"/>
          </chart:axis>
          <chart:axis chart:dimension="y" chart:name="primary-y" chart:style-name="ch5">
            <chart:title svg:x="0cm" svg:y="6.309cm" chart:style-name="ch6">
              <text:p>Runtime (microseconds)</text:p>
            </chart:title>
            <chart:grid chart:style-name="ch7" chart:class="major"/>
          </chart:axis>
          <chart:series chart:style-name="ch8" chart:values-cell-range-address="benchmark.B2:benchmark.B12" chart:label-cell-address="benchmark.B1:benchmark.B1" chart:class="chart:line">
            <chart:data-point chart:repeated="11"/>
          </chart:series>
          <chart:series chart:style-name="ch9" chart:values-cell-range-address="benchmark.C2:benchmark.C12" chart:label-cell-address="benchmark.C1:benchmark.C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pu time</text:p>
                <draw:g>
                  <svg:desc>benchmark.B1:benchmark.B1</svg:desc>
                </draw:g>
              </table:table-cell>
              <table:table-cell office:value-type="string">
                <text:p> GPU time</text:p>
                <draw:g>
                  <svg:desc>benchmark.C1:benchmark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put size</text:p>
                <draw:g>
                  <svg:desc>benchmark.A1:benchmark.A12</svg:desc>
                </draw:g>
              </table:table-cell>
              <table:table-cell office:value-type="float" office:value="99074">
                <text:p>99074</text:p>
                <draw:g>
                  <svg:desc>benchmark.B2:benchmark.B12</svg:desc>
                </draw:g>
              </table:table-cell>
              <table:table-cell office:value-type="float" office:value="955">
                <text:p>955</text:p>
                <draw:g>
                  <svg:desc>benchmark.C2:benchmark.C12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879908">
                <text:p>879908</text:p>
              </table:table-cell>
              <table:table-cell office:value-type="float" office:value="7119">
                <text:p>711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992379">
                <text:p>2992379</text:p>
              </table:table-cell>
              <table:table-cell office:value-type="float" office:value="22558">
                <text:p>2255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465817">
                <text:p>7465817</text:p>
              </table:table-cell>
              <table:table-cell office:value-type="float" office:value="68114">
                <text:p>6811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6011815">
                <text:p>16011815</text:p>
              </table:table-cell>
              <table:table-cell office:value-type="float" office:value="236167">
                <text:p>236167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7869882">
                <text:p>27869882</text:p>
              </table:table-cell>
              <table:table-cell office:value-type="float" office:value="371646">
                <text:p>37164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5579781">
                <text:p>45579781</text:p>
              </table:table-cell>
              <table:table-cell office:value-type="float" office:value="772435">
                <text:p>772435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58692021">
                <text:p>58692021</text:p>
              </table:table-cell>
              <table:table-cell office:value-type="float" office:value="734111">
                <text:p>73411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6148977">
                <text:p>96148977</text:p>
              </table:table-cell>
              <table:table-cell office:value-type="float" office:value="1789575">
                <text:p>1789575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137364939">
                <text:p>137364939</text:p>
              </table:table-cell>
              <table:table-cell office:value-type="float" office:value="1895102">
                <text:p>189510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81180207">
                <text:p>181180207</text:p>
              </table:table-cell>
              <table:table-cell office:value-type="float" office:value="3343266">
                <text:p>33432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8cm" svg:height="9.001cm" xlink:href=".." xlink:type="simple" chart:class="chart:line" chart:style-name="ch1">
        <chart:title svg:x="5.119cm" svg:y="0.316cm" chart:style-name="ch2">
          <text:p>Speedup times vs input size</text:p>
        </chart:title>
        <chart:legend chart:legend-position="end" svg:x="13.348cm" svg:y="4.201cm" style:legend-expansion="high" chart:style-name="ch3"/>
        <chart:plot-area chart:style-name="ch4" table:cell-range-address="benchmark.A2:benchmark.A12 benchmark.D1:benchmark.D12" chart:data-source-has-labels="both" svg:x="0.501cm" svg:y="1.274cm" svg:width="13cm" svg:height="6.99cm">
          <chartooo:coordinate-region svg:x="1.784cm" svg:y="1.473cm" svg:width="11.345cm" svg:height="6.144cm"/>
          <chart:axis chart:dimension="x" chart:name="primary-x" chart:style-name="ch5" chartooo:axis-type="auto">
            <chartooo:date-scale/>
            <chart:title svg:x="5.78cm" svg:y="8.441cm" chart:style-name="ch6">
              <text:p>input matrix size</text:p>
            </chart:title>
            <chart:categories table:cell-range-address="benchmark.A2:benchmark.A12"/>
          </chart:axis>
          <chart:axis chart:dimension="y" chart:name="primary-y" chart:style-name="ch7">
            <chart:title svg:x="0cm" svg:y="5.911cm" chart:style-name="ch8">
              <text:p>Speedup times</text:p>
            </chart:title>
            <chart:grid chart:style-name="ch9" chart:class="major"/>
          </chart:axis>
          <chart:series chart:style-name="ch10" chart:values-cell-range-address="benchmark.D2:benchmark.D12" chart:label-cell-address="benchmark.D1:benchmark.D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benchmark.D1:benchmark.D1</svg:desc>
                </draw:g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benchmark.A2:benchmark.A12</svg:desc>
                </draw:g>
              </table:table-cell>
              <table:table-cell office:value-type="float" office:value="103.742408376963">
                <text:p>103.742408376963</text:p>
                <draw:g>
                  <svg:desc>benchmark.D2:benchmark.D12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3.599943812333">
                <text:p>123.599943812333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32.652673109318">
                <text:p>132.65267310931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9.607672431512">
                <text:p>109.607672431512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67.7986975318313">
                <text:p>67.798697531831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4.9903994661586">
                <text:p>74.9903994661586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59.0079178183278">
                <text:p>59.007917818327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9.9497909716651">
                <text:p>79.9497909716651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53.7272687649302">
                <text:p>53.727268764930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72.4841929352615">
                <text:p>72.4841929352615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54.1925790529381">
                <text:p>54.19257905293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